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5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6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7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8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9" style:family="graphic" style:parent-style-name="standard">
      <style:graphic-properties svg:stroke-color="#ffd320" draw:fill="solid" draw:fill-color="#333300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custom-shape draw:style-name="gr2" draw:text-style-name="P1" draw:layer="layout" svg:width="20cm" svg:height="4cm" svg:x="0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7cm" svg:height="5cm" svg:x="24cm" svg:y="0cm">
          <text:p text:style-name="P1">=-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5cm" svg:x="0cm" svg:y="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12.999cm" svg:height="7.999cm" svg:x="67cm" svg:y="9cm" svg:viewBox="0 0 13000 8000" svg:d="m7000 0c-4667 0-2333 0-7000 0 0 1000 0 4000 0 5000 1700 0 3000 1300 3000 3000 400 0 6667 0 10000 0 0-700 0-1000 0-2000 0-3400-2600-6000-6000-6000z">
          <text:p/>
        </draw:path>
        <draw:custom-shape draw:style-name="gr4" draw:text-style-name="P1" draw:layer="layout" svg:width="11cm" svg:height="5cm" svg:x="55cm" svg:y="9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999cm" svg:height="2.999cm" svg:x="33cm" svg:y="10cm" svg:viewBox="0 0 10000 3000" svg:d="m1500 0h7000c850 0 1500 650 1500 1500s-650 1500-1500 1500h-7000c-850 0-1500-650-1500-1500s650-1500 1500-1500z">
          <text:p/>
        </draw:path>
        <draw:path draw:style-name="gr7" draw:text-style-name="P1" draw:layer="layout" svg:width="3.499cm" svg:height="4.999cm" svg:x="76.5cm" svg:y="0cm" svg:viewBox="0 0 3500 5000" svg:d="m3500 2500c0 1417-1083 2500-2500 2500h-1000v-5000h1000c1417 0 2500 1083 2500 2500z">
          <text:p/>
        </draw:path>
        <draw:custom-shape draw:style-name="gr4" draw:text-style-name="P1" draw:layer="layout" svg:width="11cm" svg:height="5cm" svg:x="21cm" svg:y="9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999cm" svg:height="2.999cm" svg:x="44cm" svg:y="10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2.999cm" svg:height="3.999cm" svg:x="21cm" svg:y="1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2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2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2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2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3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3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3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3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4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4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4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4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5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50cm" svg:viewBox="0 0 3000 4000" svg:d="m1000 4000h-1000v-4000h1000c1135 1 2000 866 2000 2000s-865 1999-2000 2000z">
          <text:p/>
        </draw:path>
        <draw:custom-shape draw:style-name="gr4" draw:text-style-name="P1" draw:layer="layout" svg:width="1cm" svg:height="3cm" svg:x="23cm" svg:y="63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0cm" svg:viewBox="0 0 23000 6000" svg:d="m6000 6000c4667 0 12333 0 17000 0 0-1000 0-1333 0-3000-1700 0-3000-1300-3000-3000-1100 0-13333 0-20000 0 0 3400 2600 6000 6000 6000z">
          <text:p/>
        </draw:path>
        <draw:path draw:style-name="gr5" draw:text-style-name="P1" draw:layer="layout" svg:width="12.999cm" svg:height="5.999cm" svg:x="67cm" svg:y="60cm" svg:viewBox="0 0 13000 6000" svg:d="m7000 6000c-4667 0-2333 0-7000 0 0-1000 0-2000 0-3000 1700 0 3000-1300 3000-3000 500 0 6667 0 10000 0 0 3400-2600 6000-6000 6000z">
          <text:p/>
        </draw:path>
        <draw:custom-shape draw:style-name="gr8" draw:text-style-name="P1" draw:layer="layout" svg:width="13cm" svg:height="4cm" svg:x="39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cm" svg:height="3cm" svg:x="25cm" svg:y="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cm" svg:height="3cm" svg:x="53cm" svg:y="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cm" svg:height="4cm" svg:x="0cm" svg:y="5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55cm" svg:viewBox="0 0 3000 4000" svg:d="m1000 4000h-1000v-4000h1000c1135 1 2000 866 2000 2000s-865 1999-2000 2000z">
          <text:p/>
        </draw:path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custom-shape draw:style-name="gr2" draw:text-style-name="P1" draw:layer="layout" svg:width="20cm" svg:height="4cm" svg:x="0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cm" svg:height="5cm" svg:x="24cm" svg:y="0cm">
          <text:p text:style-name="P1"><text:span text:style-name="T1">=-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5cm" svg:x="0cm" svg:y="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12.999cm" svg:height="7.999cm" svg:x="67cm" svg:y="9cm" svg:viewBox="0 0 13000 8000" svg:d="m7000 0c-4667 0-2333 0-7000 0 0 1000 0 4000 0 5000 1700 0 3000 1300 3000 3000 400 0 6667 0 10000 0 0-700 0-1000 0-2000 0-3400-2600-6000-6000-6000z">
          <text:p/>
        </draw:path>
        <draw:custom-shape draw:style-name="gr4" draw:text-style-name="P1" draw:layer="layout" svg:width="11cm" svg:height="5cm" svg:x="55cm" svg:y="9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999cm" svg:height="2.999cm" svg:x="33cm" svg:y="10cm" svg:viewBox="0 0 10000 3000" svg:d="m1500 0h7000c850 0 1500 650 1500 1500s-650 1500-1500 1500h-7000c-850 0-1500-650-1500-1500s650-1500 1500-1500z">
          <text:p/>
        </draw:path>
        <draw:path draw:style-name="gr7" draw:text-style-name="P1" draw:layer="layout" svg:width="3.499cm" svg:height="4.999cm" svg:x="76.5cm" svg:y="0cm" svg:viewBox="0 0 3500 5000" svg:d="m3500 2500c0 1417-1083 2500-2500 2500h-1000v-5000h1000c1417 0 2500 1083 2500 2500z">
          <text:p/>
        </draw:path>
        <draw:custom-shape draw:style-name="gr4" draw:text-style-name="P1" draw:layer="layout" svg:width="11cm" svg:height="5cm" svg:x="21cm" svg:y="9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999cm" svg:height="2.999cm" svg:x="44cm" svg:y="10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2.999cm" svg:height="3.999cm" svg:x="21cm" svg:y="1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2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2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2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2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3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3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3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3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4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4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4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4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5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50cm" svg:viewBox="0 0 3000 4000" svg:d="m1000 4000h-1000v-4000h1000c1135 1 2000 866 2000 2000s-865 1999-2000 2000z">
          <text:p/>
        </draw:path>
        <draw:custom-shape draw:style-name="gr4" draw:text-style-name="P1" draw:layer="layout" svg:width="1cm" svg:height="3cm" svg:x="23cm" svg:y="63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0cm" svg:viewBox="0 0 23000 6000" svg:d="m6000 6000c4667 0 12333 0 17000 0 0-1000 0-1333 0-3000-1700 0-3000-1300-3000-3000-1100 0-13333 0-20000 0 0 3400 2600 6000 6000 6000z">
          <text:p/>
        </draw:path>
        <draw:path draw:style-name="gr5" draw:text-style-name="P1" draw:layer="layout" svg:width="12.999cm" svg:height="5.999cm" svg:x="67cm" svg:y="60cm" svg:viewBox="0 0 13000 6000" svg:d="m7000 6000c-4667 0-2333 0-7000 0 0-1000 0-2000 0-3000 1700 0 3000-1300 3000-3000 500 0 6667 0 10000 0 0 3400-2600 6000-6000 6000z">
          <text:p/>
        </draw:path>
        <draw:custom-shape draw:style-name="gr4" draw:text-style-name="P1" draw:layer="layout" svg:width="13cm" svg:height="3cm" svg:x="25cm" svg:y="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cm" svg:height="3cm" svg:x="53cm" svg:y="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cm" svg:height="4cm" svg:x="0cm" svg:y="5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55cm" svg:viewBox="0 0 3000 4000" svg:d="m1000 4000h-1000v-4000h1000c1135 1 2000 866 2000 2000s-865 1999-2000 2000z">
          <text:p/>
        </draw:path>
        <draw:custom-shape draw:style-name="gr4" draw:text-style-name="P1" draw:layer="layout" svg:width="10cm" svg:height="4cm" svg:x="70cm" svg:y="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44cm" svg:height="44cm" svg:x="25cm" svg:y="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2cm" svg:height="22cm" svg:x="26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26.5cm" svg:y="4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37cm" svg:y="4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47.5cm" svg:y="4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58cm" svg:y="4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26.5cm" svg:y="3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37cm" svg:y="3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47.5cm" svg:y="3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58cm" svg:y="3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26.5cm" svg:y="4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37cm" svg:y="4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47.5cm" svg:y="4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58cm" svg:y="4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1cm" svg:height="10.5cm" svg:x="26.5cm" svg:y="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3cm" svg:height="4cm" svg:x="39cm" svg:y="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2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2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4cm" svg:x="70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4cm" svg:x="7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4cm" svg:x="70cm" svg:y="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4cm" svg:x="70cm" svg:y="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4cm" svg:x="70cm" svg:y="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6cm" svg:x="70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6cm" svg:x="70cm" svg:y="54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custom-shape draw:style-name="gr2" draw:text-style-name="P1" draw:layer="layout" svg:width="20cm" svg:height="4cm" svg:x="0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cm" svg:height="5cm" svg:x="24cm" svg:y="0cm">
          <text:p text:style-name="P1"><text:span text:style-name="T1">=-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5cm" svg:x="0cm" svg:y="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12.999cm" svg:height="7.999cm" svg:x="67cm" svg:y="9cm" svg:viewBox="0 0 13000 8000" svg:d="m7000 0c-4667 0-2333 0-7000 0 0 1000 0 4000 0 5000 1700 0 3000 1300 3000 3000 400 0 6667 0 10000 0 0-700 0-1000 0-2000 0-3400-2600-6000-6000-6000z">
          <text:p/>
        </draw:path>
        <draw:custom-shape draw:style-name="gr4" draw:text-style-name="P1" draw:layer="layout" svg:width="11cm" svg:height="5cm" svg:x="55cm" svg:y="9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999cm" svg:height="2.999cm" svg:x="33cm" svg:y="10cm" svg:viewBox="0 0 10000 3000" svg:d="m1500 0h7000c850 0 1500 650 1500 1500s-650 1500-1500 1500h-7000c-850 0-1500-650-1500-1500s650-1500 1500-1500z">
          <text:p/>
        </draw:path>
        <draw:path draw:style-name="gr7" draw:text-style-name="P1" draw:layer="layout" svg:width="3.499cm" svg:height="4.999cm" svg:x="76.5cm" svg:y="0cm" svg:viewBox="0 0 3500 5000" svg:d="m3500 2500c0 1417-1083 2500-2500 2500h-1000v-5000h1000c1417 0 2500 1083 2500 2500z">
          <text:p/>
        </draw:path>
        <draw:custom-shape draw:style-name="gr4" draw:text-style-name="P1" draw:layer="layout" svg:width="11cm" svg:height="5cm" svg:x="21cm" svg:y="9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999cm" svg:height="2.999cm" svg:x="44cm" svg:y="10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2.999cm" svg:height="3.999cm" svg:x="21cm" svg:y="1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2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2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2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2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3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3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3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3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4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4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4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4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5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50cm" svg:viewBox="0 0 3000 4000" svg:d="m1000 4000h-1000v-4000h1000c1135 1 2000 866 2000 2000s-865 1999-2000 2000z">
          <text:p/>
        </draw:path>
        <draw:custom-shape draw:style-name="gr4" draw:text-style-name="P1" draw:layer="layout" svg:width="1cm" svg:height="3cm" svg:x="23cm" svg:y="63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0cm" svg:viewBox="0 0 23000 6000" svg:d="m6000 6000c4667 0 12333 0 17000 0 0-1000 0-1333 0-3000-1700 0-3000-1300-3000-3000-1100 0-13333 0-20000 0 0 3400 2600 6000 6000 6000z">
          <text:p/>
        </draw:path>
        <draw:path draw:style-name="gr5" draw:text-style-name="P1" draw:layer="layout" svg:width="12.999cm" svg:height="5.999cm" svg:x="67cm" svg:y="60cm" svg:viewBox="0 0 13000 6000" svg:d="m7000 6000c-4667 0-2333 0-7000 0 0-1000 0-2000 0-3000 1700 0 3000-1300 3000-3000 500 0 6667 0 10000 0 0 3400-2600 6000-6000 6000z">
          <text:p/>
        </draw:path>
        <draw:custom-shape draw:style-name="gr4" draw:text-style-name="P1" draw:layer="layout" svg:width="13cm" svg:height="3cm" svg:x="25cm" svg:y="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cm" svg:height="3cm" svg:x="53cm" svg:y="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cm" svg:height="4cm" svg:x="0cm" svg:y="5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55cm" svg:viewBox="0 0 3000 4000" svg:d="m1000 4000h-1000v-4000h1000c1135 1 2000 866 2000 2000s-865 1999-2000 2000z">
          <text:p/>
        </draw:path>
        <draw:custom-shape draw:style-name="gr9" draw:text-style-name="P1" draw:layer="layout" svg:width="44cm" svg:height="46cm" svg:x="25cm" svg:y="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1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3cm" svg:height="4cm" svg:x="39cm" svg:y="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2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2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2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2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3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3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3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3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4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4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4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4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50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50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57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5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2cm" svg:x="94cm" svg:y="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cm" svg:x="94cm" svg:y="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cm" svg:x="94cm" svg:y="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cm" svg:x="94cm" svg:y="3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cm" svg:x="9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cm" svg:x="94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cm" svg:x="94cm" svg:y="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cm" svg:x="94cm" svg:y="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cm" svg:x="94cm" svg:y="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cm" svg:x="94cm" svg:y="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cm" svg:x="94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cm" svg:x="94cm" svg:y="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2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2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3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4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4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56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0cm" fo:page-height="66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12-13T16:40:12.865000000</dc:date>
    <meta:editing-duration>PT17H21M8S</meta:editing-duration>
    <meta:editing-cycles>99</meta:editing-cycles>
    <meta:generator>LibreOffice/4.1.0.4$Windows_x86 LibreOffice_project/89ea49ddacd9aa532507cbf852f2bb22b1ace28</meta:generator>
    <meta:document-statistic meta:object-count="183"/>
  </office:meta>
</office:document-meta>
</file>